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9f3" officeooo:paragraph-rsid="000ca9f3"/>
    </style:style>
    <style:style style:name="P2" style:family="paragraph">
      <style:paragraph-properties fo:text-align="center"/>
    </style:style>
    <style:style style:name="T1" style:family="text">
      <style:text-properties officeooo:rsid="0010ea60"/>
    </style:style>
    <style:style style:name="T2" style:family="text">
      <style:text-properties officeooo:rsid="00131803"/>
    </style:style>
    <style:style style:name="gr1"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51pt" svg:stroke-color="#000000" svg:stroke-opacity="75%" draw:stroke-linejoin="round" svg:stroke-linecap="butt" draw:fill="none" draw:textarea-horizontal-align="center" draw:textarea-vertical-align="middle" fo:padding-top="0.26pt" fo:padding-bottom="0.26pt" fo:padding-left="0.26pt" fo:padding-right="0.26pt"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0" draw:z-index="0" draw:name="turtle" draw:style-name="gr1" draw:text-style-name="P2" drawooo:display="printer" svg:width="0pt" svg:height="0pt" svg:x="260.59pt" svg:y="617.16pt" svg:viewBox="0 0 0 0" draw:points="0,0">
        <text:p/>
      </draw:polygon>
      <draw:polyline text:anchor-type="page" text:anchor-page-number="0" draw:z-index="1" draw:name="actual" draw:style-name="gr2" draw:text-style-name="P2" svg:width="247.66pt" svg:height="243.47pt" draw:transform="rotate (1.5707963267949) translate (178.05pt 542.5pt)" svg:viewBox="0 0 8738 8590" draw:points="4297,4212 4473,4212 4486,4565 3958,4602 3884,3900 4757,3776 4941,4819 3732,5076 3390,3708 4916,3270 5461,4948 3637,5611 2843,3648 4939,2715 6022,4934 3687,6175 2275,3731 4819,2141 6595,4773 3884,6743 1713,3963 4551,1582 7147,4466 4230,7285 1185,4344 4136,1067 7650,4015 4718,7768 723,4865 3584,624 8072,3429 5338,8165 355,5516 2907,284 8386,2723 6073,8447 106,6276 2122,69 8565,1916 6902,8590 0,7123 1256,0 8592,1032 7800,8574 58,8033 335,101 8449,101 8738,8386">
        <text:p/>
      </draw:polyline>
      <draw:path text:anchor-type="page" text:anchor-page-number="0" draw:z-index="2" draw:name="turtle" draw:style-name="gr1" draw:text-style-name="P2" svg:width="59.98pt" svg:height="59.98pt" draw:transform="rotate (-3.07177948351002) translate (447.769615720118pt 322.63422729547pt)" svg:viewBox="0 0 2117 2117" svg:d="M847 1288l-221 382-81-301zM1058 176l223 221-223 220-218-220zM1579 1358l-302-81 222 381zM1880 698l-427-114-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5zM1058 1058z">
        <text:p/>
      </draw:path>
      <text:p text:style-name="P1">CLEARSCREEN</text:p>
      <text:p text:style-name="P1">HOME</text:p>
      <text:p text:style-name="P1"/>
      <text:p text:style-name="P1"/>
      <text:p text:style-name="P1">TO PASSO DISTANZA</text:p>
      <text:p text:style-name="P1"><text:tab/>FORWARD DISTANZA</text:p>
      <text:p text:style-name="P1"><text:tab/>RIGHT 90</text:p>
      <text:p text:style-name="P1">END</text:p>
      <text:p text:style-name="P1"/>
      <text:p text:style-name="P1">TO SPI DISTANZA</text:p>
      <text:p text:style-name="P1"><text:tab/>FORWARD DISTANZA</text:p>
      <text:p text:style-name="P1"><text:tab/>RIGHT <text:span text:style-name="T2">88</text:span></text:p>
      <text:p text:style-name="P1"><text:tab/>SPI DISTANZA <text:span text:style-name="T1">+ 5</text:span></text:p>
      <text:p text:style-name="P1">END</text:p>
      <text:p text:style-name="P1"/>
      <text:p text:style-name="P1">SPI <text:span text:style-name="T2">5</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0:16:46.509889336</meta:creation-date>
    <dc:date>2016-08-28T22:15:20.967155675</dc:date>
    <meta:editing-duration>PT9H13M29S</meta:editing-duration>
    <meta:editing-cycles>3</meta:editing-cycles>
    <meta:generator>LibreOffice/4.2.8.2$Linux_x86 LibreOffice_project/420m0$Build-2</meta:generator>
    <meta:document-statistic meta:table-count="0" meta:image-count="0" meta:object-count="0" meta:page-count="1" meta:paragraph-count="12" meta:word-count="24" meta:character-count="127" meta:non-whitespace-character-count="110"/>
  </office:meta>
</office:document-meta>
</file>